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5384" calcext:value-type="float">
            <text:p>99.4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3368" calcext:value-type="float">
            <text:p>97.8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6088" calcext:value-type="float">
            <text:p>96.7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416" calcext:value-type="float">
            <text:p>90.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7736" calcext:value-type="float">
            <text:p>93.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00248" calcext:value-type="float">
            <text:p>91.9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38" calcext:value-type="float">
            <text:p>91.3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416" calcext:value-type="float">
            <text:p>90.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1512" calcext:value-type="float">
            <text:p>89.8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88" calcext:value-type="float">
            <text:p>89.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4544" calcext:value-type="float">
            <text:p>88.9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201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348" calcext:value-type="float">
            <text:p>88.8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201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9552" calcext:value-type="float">
            <text:p>85.5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201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1336" calcext:value-type="float">
            <text:p>83.8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201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0248" calcext:value-type="float">
            <text:p>84.2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2576" calcext:value-type="float">
            <text:p>82.3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200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464" calcext:value-type="float">
            <text:p>82.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200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9384" calcext:value-type="float">
            <text:p>81.9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199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7816" calcext:value-type="float">
            <text:p>78.5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7272" calcext:value-type="float">
            <text:p>78.7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199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032" calcext:value-type="float">
            <text:p>78.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5136" calcext:value-type="float">
            <text:p>76.1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5264" calcext:value-type="float">
            <text:p>75.6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199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0256" calcext:value-type="float">
            <text:p>75.2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4536" calcext:value-type="float">
            <text:p>75.1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3368" calcext:value-type="float">
            <text:p>74.9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884" calcext:value-type="float">
            <text:p>74.5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198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6528" calcext:value-type="float">
            <text:p>73.5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198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3808" calcext:value-type="float">
            <text:p>74.6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198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5416" calcext:value-type="float">
            <text:p>74.5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198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7528" calcext:value-type="float">
            <text:p>73.9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1272" calcext:value-type="float">
            <text:p>76.4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3512" calcext:value-type="float">
            <text:p>75.3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198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6904" calcext:value-type="float">
            <text:p>73.5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197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7864" calcext:value-type="float">
            <text:p>73.5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9056" calcext:value-type="float">
            <text:p>73.2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197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5656" calcext:value-type="float">
            <text:p>72.6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8248" calcext:value-type="float">
            <text:p>72.0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197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197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94" calcext:value-type="float">
            <text:p>67.5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197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3704" calcext:value-type="float">
            <text:p>66.9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197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2496" calcext:value-type="float">
            <text:p>66.4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197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2064" calcext:value-type="float">
            <text:p>65.2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196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7536" calcext:value-type="float">
            <text:p>61.0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196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8128" calcext:value-type="float">
            <text:p>59.6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196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9512" calcext:value-type="float">
            <text:p>58.5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196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576" calcext:value-type="float">
            <text:p>57.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196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8104" calcext:value-type="float">
            <text:p>56.4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196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692" calcext:value-type="float">
            <text:p>55.3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196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94" calcext:value-type="float">
            <text:p>56.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196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0304" calcext:value-type="float">
            <text:p>55.0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196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196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195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916" calcext:value-type="float">
            <text:p>54.2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195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1801</text:p>
          </table:table-cell>
          <table:table-cell office:value-type="string" calcext:value-type="string">
            <text:p>195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2128" calcext:value-type="float">
            <text:p>53.6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